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8:59:07.166271300</meta:creation-date>
    <dc:date>2025-12-10T18:05:34.520849000</dc:date>
    <meta:editing-duration>PT4M47S</meta:editing-duration>
    <meta:editing-cycles>2</meta:editing-cycles>
    <meta:generator>LibreOfficeDev/26.2.0.0.alpha1$Windows_X86_64 LibreOffice_project/5e317e9e9c20dabdd50a26e2d77eb0c15dd99e8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Function testFilenameDisplayFormat() As String

    Dim aFileFormats(3) As Long
    aFileFormats(0) = com.sun.star.text.FilenameDisplayFormat.FULL
    aFileFormats(1) = com.sun.star.text.FilenameDisplayFormat.PATH
    aFileFormats(2) = com.sun.star.text.FilenameDisplayFormat.NAME
    aFileFormats(3) = com.sun.star.text.FilenameDisplayFormat.NAME_AND_EXT

    For i = LBound(aFileFormats) To UBound(aFileFormats)
        If Not CompareFileNameFieldValues(aFileFormats(i)) Then
            testFilenameDisplayFormat = i
            GoTo errorHandler
        End If
    Next i

    testFilenameDisplayFormat = "OK"
    Exit Function
errorHandler:
    MsgBox "CompareFileNameFieldValues Error: " &amp; testFilenameDisplayFormat
    testFilenameDisplayFormat = "KO"
End Function

Sub CompareFileNameFieldValues(nFileFormat As Long) AS Boolean

    Dim oViewCursor As Object
    Dim oFileIsFixed As Object
    Dim oFileIsNotFixed As Object

    oFileIsFixed = CreateFileField(nFileFormat, True)
    oViewCursor = ThisComponent.CurrentController.getViewCursor()
    oViewCursor.Text.insertTextContent(oViewCursor, oFileIsFixed, False)

    oFileIsNotFixed = CreateFileField(nFileFormat, False)
    oViewCursor.Text.insertTextContent(oViewCursor, oFileIsNotFixed, False)

    CompareFileNameFieldValues = (oFileIsFixed.getPropertyValue("CurrentPresentation") = oFileIsNotFixed.getPropertyValue("CurrentPresentation"))

End Sub

Function CreateFileField(nFileFormat As Long, bIsFixed As Boolean) As Object
    Dim oField As Object

    oField = ThisComponent.createInstance("com.sun.star.text.TextField.FileName")
    oField.FileFormat = nFileFormat
    oField.IsFixed = bIsFixed

    CreateFileField = oField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